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top="0.5cm" fo:margin-bottom="0cm"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roperty-based test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perty-based testing</text:p>
          </draw:text-box>
        </draw:frame>
        <draw:frame presentation:style-name="pr4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>vs. example-based testing</text:p>
              </text:list-item>
              <text:list-item>
                <text:p>test general <text:span text:style-name="T1">properties</text:span><text:span text:style-name="T2"> of code under the test</text:span></text:p>
              </text:list-item>
              <text:list-item>
                <text:p><text:span text:style-name="T2">randomized input: greater input scope (incl. »edge-cases«)</text:span></text:p>
              </text:list-item>
              <text:list-item>
                <text:p><text:span text:style-name="T1">shrink</text:span><text:span text:style-name="T2"> the input in case of failure</text:span></text:p>
              </text:list-item>
              <text:list-item>
                <text:p><text:span text:style-name="T2">reproducible and replayab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perty-based testing history</text:p>
          </draw:text-box>
        </draw:frame>
        <draw:frame presentation:style-name="pr4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><text:span text:style-name="T1">QuickCheck</text:span><text:span text:style-name="T2"> (for Haskell), first release in 1999, by Koen Claessen and John Hughes</text:span></text:p>
              </text:list-item>
              <text:list-item>
                <text:p><text:span text:style-name="T2">many implementations in many languages:</text:span></text:p>
              </text:list-item>
              <text:list-item>
                <text:p><text:span text:style-name="T1">Hypothesis</text:span><text:span text:style-name="T2"> - Python</text:span></text:p>
              </text:list-item>
              <text:list-item>
                <text:p><text:span text:style-name="T1">FsCheck</text:span><text:span text:style-name="T2"> - written in F#, has C# API</text:span></text:p>
              </text:list-item>
              <text:list-item>
                <text:p><text:span text:style-name="T1">jqwik</text:span><text:span text:style-name="T2"> - Java</text:span></text:p>
              </text:list-item>
              <text:list-item>
                <text:p><text:span text:style-name="T1">fast-check, JsVerify</text:span><text:span text:style-name="T2"> - JavaScrip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2"><text:span text:style-name="T3">Property-based testing advantages</text:span></text:p>
          </draw:text-box>
        </draw:frame>
        <draw:frame presentation:style-name="pr4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>more general, and thus are less brittle</text:p>
              </text:list-item>
              <text:list-item>
                <text:p>provide a better and more concise description of requirements than a bunch of examples</text:p>
              </text:list-item>
              <text:list-item>
                <text:p>one property-based test can replace many, many, example-based tests</text:p>
              </text:list-item>
              <text:list-item>
                <text:p>by generating random input, property-based tests often reveal issues that you have overlooked</text:p>
              </text:list-item>
              <text:list-item>
                <text:p>force you to think</text:p>
              </text:list-item>
              <text:list-item>
                <text:p>force you to have a clean design</text:p>
                <text:p text:style-name="P3"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according to Scott Wlaschi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l" fo:country="S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5T13:33:43.300000000</meta:creation-date>
    <meta:editing-duration>PT21M30S</meta:editing-duration>
    <meta:editing-cycles>4</meta:editing-cycles>
    <meta:generator>LibreOffice/7.1.1.2$Windows_X86_64 LibreOffice_project/fe0b08f4af1bacafe4c7ecc87ce55bb426164676</meta:generator>
    <dc:title>Portfolio</dc:title>
    <dc:date>2021-04-15T13:55:12.055000000</dc:date>
    <meta:document-statistic meta:object-count="72"/>
  </office:meta>
</office:document-meta>
</file>